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FromStartReluctant.DeleteFromStartReluc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FromStartReluctant.convertToRegex( StringBuffer sb , boolean gree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FromStartReluctant.specializ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